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4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MCD MAGASIN</text:span></text:p>
      <text:p text:style-name="Normal">TypeArticle(<text:span text:style-name="T3">CodeT</text:span>,NomT,#CodeF)</text:p>
      <text:p text:style-name="Normal">Article(<text:span text:style-name="T4">CodeA</text:span>,NomA,Prix,#CodeT)</text:p>
      <text:p text:style-name="Normal">Fournisseur(<text:span text:style-name="T5">CodeF</text:span>,NomF)</text:p>
      <text:p text:style-name="Normal">TicketCaisse(<text:span text:style-name="T6">NumT</text:span>,Date,Heure,Total)</text:p>
      <text:p text:style-name="Normal">Contient(<text:span text:style-name="T7">#CodeA,#NumT</text:span>)</text:p>
      <text:p text:style-name="Normal">_____________________________________________________</text:p>
      <text:p text:style-name="P8">MCD ECOLE</text:p>
      <text:p text:style-name="Normal">Enfant(<text:span text:style-name="T9">NuméroSS</text:span>,NomENF,Prénom,#CodeEcole,#CodePostal)</text:p>
      <text:p text:style-name="Normal">Ecole(<text:span text:style-name="T10">CodeEcole</text:span>,NomEC,#CodePostal)</text:p>
      <text:p text:style-name="Normal">Commune(<text:span text:style-name="T11">CodePostal</text:span>,NomC)</text:p>
      <text:p text:style-name="Normal">_______________________________________________________</text:p>
      <text:p text:style-name="P12">MCD REPRESENTANT</text:p>
      <text:p text:style-name="Normal">TypeProduit(<text:span text:style-name="T13">CodeP</text:span>,NomP,#Matricule)</text:p>
      <text:p text:style-name="Normal">Representant(<text:span text:style-name="T14">Matricule</text:span>,NomR,Prénom,#Vend,#Responsable_de,#CodeP)</text:p>
      <text:p text:style-name="Normal">NoteDeFrais(<text:span text:style-name="T15">NumN</text:span>,Total,#Matricule)</text:p>
      <text:p text:style-name="Normal">Frais(<text:span text:style-name="T16">NumF</text:span>,TYpeF,Montant)</text:p>
      <text:p text:style-name="Normal">Contient(<text:span text:style-name="T17">#NumF</text:span>,#NumN)</text:p>
      <text:p text:style-name="Normal">_________________________________________________________</text:p>
      <text:p text:style-name="P18">MCD BDVOL</text:p>
      <text:p text:style-name="Normal">Avion(<text:span text:style-name="T19">NumeroA</text:span>,Constructeur,Modèl,#NomC)</text:p>
      <text:p text:style-name="Normal">Compagnie(<text:span text:style-name="T20">NomC</text:span>)</text:p>
      <text:p text:style-name="Normal">Vol(<text:span text:style-name="T21">NumeroV</text:span>,Jour,HeureDépart,HeureDarrivée,PlacesLibres,#part_de,#arrive_à,#nomA)</text:p>
      <text:p text:style-name="Normal">Personnel(<text:span text:style-name="T22">NomPE</text:span>,Fonction,#NomC)</text:p>
      <text:p text:style-name="Normal">Passager(<text:span text:style-name="T23">NomPA</text:span>)</text:p>
      <text:p text:style-name="Normal">aéroport(<text:span text:style-name="T24">NomA</text:span>,#NomV)</text:p>
      <text:p text:style-name="Normal">S’occupe_du(<text:span text:style-name="T25">#NomPE,#NuméroV</text:span>)</text:p>
      <text:p text:style-name="P26">A_Réservé(<text:span text:style-name="T27">#NomPA,#NumeroV</text:span>)</text:p>
      <text:p text:style-name="Normal">Voyageur(<text:span text:style-name="T28">NumPers</text:span>,Nom,Prenom,DateNaissance,PermisB,NumPermis<text:span text:style-name="T29">,#NumDept,#TypeHotel,#ClasseVoyage</text:span>)</text:p>
      <text:p text:style-name="Normal">Bénéficier(<text:span text:style-name="T30">NumCarte</text:span>,DateFin<text:span text:style-name="T31">,#NumPers,#NumTypeCarte</text:span>)</text:p>
      <text:soft-page-break/>
      <text:p text:style-name="Normal">TypeCarte(<text:span text:style-name="T32">NumTypeCarte</text:span>,NomCarte,<text:span text:style-name="T33">#CodeCie</text:span>)</text:p>
      <text:p text:style-name="P34">Compagnie(<text:span text:style-name="T35">CodeCie</text:span>,NomCie)</text:p>
      <text:p text:style-name="Normal"/>
      <text:p text:style-name="Normal">SECTEUR(<text:span text:style-name="T36">CodeSecteur</text:span>,NomResponsable,TelResponsable)</text:p>
      <text:p text:style-name="Normal">RESTAURANT(<text:span text:style-name="T37">NoRestaurant,</text:span>NomRestaurant,AdresseRestaurant,TelRestaurant<text:span text:style-name="T38">,#CodeSecteur</text:span><text:span text:style-name="T39">,#MatAgent</text:span>)</text:p>
      <text:p text:style-name="Normal">AGENT-R(<text:span text:style-name="T40">MatAgent</text:span>,NomAgent,AdresseAgent,TelAgent,<text:span text:style-name="T41">#NoRestaurant</text:span>)</text:p>
      <text:p text:style-name="P42">ECOLE(<text:span text:style-name="T43">CodeEcole</text:span>,NomEcole,AdresseEcole,TelEcole,#<text:span text:style-name="T44">NoRestaurant</text:span>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rélie Boutillier</meta:initial-creator>
    <dc:creator>Aurélie Boutillier</dc:creator>
    <meta:creation-date>2021-03-22T13:06:00Z</meta:creation-date>
    <dc:date>2021-03-22T13:50:00Z</dc:date>
    <meta:template xlink:href="Normal.dotm" xlink:type="simple"/>
    <meta:editing-cycles>2</meta:editing-cycles>
    <meta:editing-duration>PT2640S</meta:editing-duration>
    <meta:document-statistic meta:page-count="2" meta:paragraph-count="2" meta:word-count="217" meta:character-count="1409" meta:row-count="9" meta:non-whitespace-character-count="1194"/>
  </office:meta>
</office:document-meta>
</file>